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Predicate.FilterPredicate( FilterOperationHint filterOperation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Predicate.getFilterOper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Predica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